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v=YlMViUxYCF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01:27:24.873044426</meta:creation-date>
    <dc:date>2026-02-14T01:27:44.448370172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3.7.2$Linux_X86_64 LibreOffice_project/30$Build-2</meta:generator>
  </office:meta>
</office:document-meta>
</file>